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1">
      <style:paragraph-properties fo:line-height="150%"/>
      <style:text-properties style:font-name="Lato" officeooo:paragraph-rsid="0013d48b" fo:background-color="#e8f2a1"/>
    </style:style>
    <style:style style:name="P2" style:family="paragraph" style:parent-style-name="Standard" style:list-style-name="L12">
      <style:paragraph-properties fo:line-height="150%"/>
      <style:text-properties style:font-name="Lato" officeooo:paragraph-rsid="0013d48b" fo:background-color="#e8f2a1"/>
    </style:style>
    <style:style style:name="P3" style:family="paragraph" style:parent-style-name="Standard">
      <style:paragraph-properties fo:line-height="150%"/>
      <style:text-properties style:font-name="Lato" officeooo:paragraph-rsid="0013d48b" fo:background-color="#e8f2a1"/>
    </style:style>
    <style:style style:name="P4" style:family="paragraph" style:parent-style-name="Standard" style:list-style-name="L11">
      <style:paragraph-properties fo:line-height="150%"/>
      <style:text-properties style:font-name="Lato" officeooo:paragraph-rsid="0013d48b"/>
    </style:style>
    <style:style style:name="P5" style:family="paragraph" style:parent-style-name="Standard">
      <style:paragraph-properties fo:line-height="150%"/>
      <style:text-properties style:font-name="Lato" officeooo:paragraph-rsid="0013d48b"/>
    </style:style>
    <style:style style:name="P6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9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17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18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11">
      <style:paragraph-properties fo:margin-top="0in" fo:margin-bottom="0.1598in" loext:contextual-spacing="false" fo:line-height="150%"/>
      <style:text-properties style:font-name="Lato" officeooo:paragraph-rsid="0013d48b"/>
    </style:style>
    <style:style style:name="P28" style:family="paragraph" style:parent-style-name="Standard">
      <style:paragraph-properties fo:margin-top="0in" fo:margin-bottom="0.1598in" loext:contextual-spacing="false" fo:line-height="150%"/>
      <style:text-properties style:font-name="Lato" officeooo:paragraph-rsid="0013d48b"/>
    </style:style>
    <style:style style:name="T1" style:family="text">
      <style:text-properties officeooo:rsid="0013d4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stion 1</text:p>
      <text:p text:style-name="P6">Which of the following is a valid variable assignment?</text:p>
      <text:p text:style-name="P6">APP_VAR=’zero’</text:p>
      <text:p text:style-name="P6">2=xyz</text:p>
      <text:p text:style-name="P6">MY VAR= “set to one”</text:p>
      <text:p text:style-name="P6">alpha-init=5</text:p>
      <text:p text:style-name="P6">Question 2</text:p>
      <text:p text:style-name="P6">Shell variables are case sensitive.</text:p>
      <text:p text:style-name="P6">True or False?</text:p>
      <text:p text:style-name="P6">True</text:p>
      <text:p text:style-name="P6">False</text:p>
      <text:p text:style-name="P6">Question 3</text:p>
      <text:p text:style-name="P6">Which of the following is not a valid command for variable declaration?</text:p>
      <text:p text:style-name="P6">typeset -x ENV_VAR=1</text:p>
      <text:p text:style-name="P6">export ENV_VAR=1</text:p>
      <text:p text:style-name="P6">newvar -x ENV_VAR=1</text:p>
      <text:p text:style-name="P6">declare -x ENV_VAR=1</text:p>
      <text:p text:style-name="P6">Question 4</text:p>
      <text:p text:style-name="P6">The ___________ command is used to display the value of a specific variable.</text:p>
      <text:p text:style-name="P6">value</text:p>
      <text:p text:style-name="P6">echo</text:p>
      <text:p text:style-name="P6">var</text:p>
      <text:p text:style-name="P6">set</text:p>
      <text:p text:style-name="P6">Question 5</text:p>
      <text:p text:style-name="P6">The command PATH=$PATH:/home/Alice does the following:</text:p>
      <text:p text:style-name="P6">Appends the directory /home/Alice to the existing PATH variable</text:p>
      <text:p text:style-name="P6"><text:soft-page-break/>Replaces the existing directories in the PATH with the /home/Alice directory</text:p>
      <text:p text:style-name="P6">Creates a new PATH variable with only the /home/Alice directory as the value</text:p>
      <text:p text:style-name="P6">Does nothing, because anything after the : is discarded</text:p>
      <text:p text:style-name="P6">Question 6</text:p>
      <text:p text:style-name="P6">Consider the following value of PATH variable:</text:p>
      <text:p text:style-name="P6">/bin:/usr/local/sbin:/home/tom/bin:/home/tom/test</text:p>
      <text:p text:style-name="P6">Tom modifies the my_scr.sh script, which is stored in the directory /home/tom/bin then places a copy of my_scr.sh in /home/tom/test. Executing my_scr.sh will:</text:p>
      <text:p text:style-name="P6">Check the timestamp and run the latest version of my_scr.sh</text:p>
      <text:p text:style-name="P6">Run the new version of the script placed in /home/tom/test</text:p>
      <text:p text:style-name="P6">Not run at all, reports error</text:p>
      <text:p text:style-name="P6">Run the original version of the script in the /home/tom/bin directory</text:p>
      <text:p text:style-name="P6">Question 7</text:p>
      <text:p text:style-name="P6">Defining the PS1 variable in an initialization file will not make changes to the prompt persistent between logins.</text:p>
      <text:p text:style-name="P6">True or False?</text:p>
      <text:p text:style-name="P6">True</text:p>
      <text:p text:style-name="P6">False</text:p>
      <text:p text:style-name="P6">Question 8</text:p>
      <text:p text:style-name="P6">The command to remove an existing alias from the current shell is:</text:p>
      <text:p text:style-name="P6">unalias</text:p>
      <text:p text:style-name="P6">alias -d</text:p>
      <text:p text:style-name="P6">unset alias</text:p>
      <text:p text:style-name="P6">rmalias</text:p>
      <text:p text:style-name="P6">Question 9</text:p>
      <text:p text:style-name="P6">The best way to group multiple commands and pass arguments is to:</text:p>
      <text:p text:style-name="P6">Concatenate them</text:p>
      <text:p text:style-name="P6"><text:soft-page-break/>Create an initialization file</text:p>
      <text:p text:style-name="P6">Use functions</text:p>
      <text:p text:style-name="P6">Create an alias</text:p>
      <text:p text:style-name="P6">Question 10</text:p>
      <text:p text:style-name="P6">Local initialization files, by default, are stored in which directory?</text:p>
      <text:p text:style-name="P6">/usr</text:p>
      <text:p text:style-name="P6">User’s home directory</text:p>
      <text:p text:style-name="P6">/bin</text:p>
      <text:p text:style-name="P6">/et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31:39.448432832</meta:creation-date>
    <dc:date>2022-04-18T17:14:57.546907412</dc:date>
    <meta:editing-duration>PT20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283" meta:character-count="1770" meta:non-whitespace-character-count="1547"/>
  </office:meta>
</office:document-meta>
</file>